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map style:condition="cell-content()&lt;7" style:apply-style-name="Warning" style:base-cell-address="Hoja1.D2"/>
    </style:style>
    <style:style style:name="ce5" style:family="table-cell" style:parent-style-name="Default">
      <style:map style:condition="cell-content()&lt;7" style:apply-style-name="Warning" style:base-cell-address="Hoja1.D2"/>
    </style:style>
  </office:automatic-styles>
  <office:body>
    <office:spreadsheet>
      <table:calculation-settings table:automatic-find-labels="false" table:use-regular-expressions="false" table:use-wildcards="true" table:null-year="1927"/>
      <table:table table:name="Hoja1" table:style-name="ta1">
        <table:table-column table:style-name="co1" table:default-cell-style-name="ce3"/>
        <table:table-column table:style-name="co2" table:visibility="collapse" table:number-columns-repeated="2" table:default-cell-style-name="ce3"/>
        <table:table-column table:style-name="co2" table:visibility="collapse" table:default-cell-style-name="ce4"/>
        <table:table-column table:style-name="co2" table:default-cell-style-name="ce3"/>
        <table:table-row table:style-name="ro1">
          <table:table-cell table:style-name="ce2" office:value-type="string" calcext:value-type="string">
            <text:p>Apellido y Nombre</text:p>
          </table:table-cell>
          <table:table-cell table:number-columns-repeated="2"/>
          <table:table-cell table:style-name="ce2" office:value-type="string" calcext:value-type="string">
            <text:p>Promedio</text:p>
          </table:table-cell>
          <table:table-cell/>
        </table:table-row>
        <table:table-row table:style-name="ro2">
          <table:table-cell office:value-type="string" calcext:value-type="string">
            <text:p>Abelarias, Ana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table:formula="of:=AVERAGE([.B2:.C2])" office:value-type="float" office:value="9.25" calcext:value-type="float">
            <text:p>9,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erruezo, Ignacio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3:.C3])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arballo Gutierrez, Rodrigo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AVERAGE([.B4:.C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ocaro, Daniel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formula="of:=AVERAGE([.B5:.C5])" office:value-type="float" office:value="8.25" calcext:value-type="float">
            <text:p>8,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olombo Ansaldi, María Constanz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AVERAGE([.B6:.C6])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Epstein, Emili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7:.C7])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onticelli, Juan Manuel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table:formula="of:=AVERAGE([.B8:.C8])" office:value-type="float" office:value="9.25" calcext:value-type="float">
            <text:p>9,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Frigerio, Lucia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AVERAGE([.B9:.C9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aluzzi, Juana</text:p>
          </table:table-cell>
          <table:table-cell office:value-type="float" office:value="9.5" calcext:value-type="float">
            <text:p>9,5</text:p>
          </table:table-cell>
          <table:table-cell office:value-type="float" office:value="9" calcext:value-type="float">
            <text:p>9</text:p>
          </table:table-cell>
          <table:table-cell table:formula="of:=AVERAGE([.B10:.C10])" office:value-type="float" office:value="9.25" calcext:value-type="float">
            <text:p>9,2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Gauna Baeza, Pehuen Caetano</text:p>
          </table:table-cell>
          <table:table-cell table:number-columns-repeated="2"/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Gonzalez, Lo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12:.C12])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Imperiali Golder, Juan Manuel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13:.C13])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Masgoret Cuellar, Olivia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  <table:table-cell table:formula="of:=AVERAGE([.B14:.C14])" office:value-type="float" office:value="7.75" calcext:value-type="float">
            <text:p>7,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endez Signori, Martina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AVERAGE([.B15:.C15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ilanese, Ema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table:formula="of:=AVERAGE([.B16:.C16])" office:value-type="float" office:value="6.75" calcext:value-type="float">
            <text:p>6,7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uner, Alfonso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17:.C17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epi, Victoria Sofía,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table:formula="of:=AVERAGE([.B18:.C18])" office:value-type="float" office:value="6.75" calcext:value-type="float">
            <text:p>6,7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orto Pagani, Facundo Román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19:.C19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isso, Pilar Victoria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formula="of:=AVERAGE([.B20:.C20])" office:value-type="float" office:value="8.25" calcext:value-type="float">
            <text:p>8,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obles, Nicolás Martí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AVERAGE([.B21:.C21])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isto Escandell, Franco Máxim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AVERAGE([.B22:.C22])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osa Liut, Facundo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AVERAGE([.B23:.C23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urriable, Christian Ezequie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24:.C24])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orselli Gabas, Clementina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  <table:table-cell table:formula="of:=AVERAGE([.B25:.C25])" office:value-type="float" office:value="7.75" calcext:value-type="float">
            <text:p>7,7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ow, Zoe Lar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AVERAGE([.B26:.C26])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Troitiño Vilas, Gonzalo Martín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B27:.C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Valle, Juan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AVERAGE([.B28:.C28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Xie, Jazmín Soledad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  <table:table-cell table:formula="of:=AVERAGE([.B29:.C29])" office:value-type="float" office:value="8.25" calcext:value-type="float">
            <text:p>8,25</text:p>
          </table:table-cell>
          <table:table-cell office:value-type="float" office:value="8" calcext:value-type="float">
            <text:p>8</text:p>
          </table:table-cell>
        </table:table-row>
        <table:table-row table:style-name="ro2" table:number-rows-repeated="2">
          <table:table-cell table:style-name="Default" table:number-columns-repeated="3"/>
          <table:table-cell table:style-name="ce5"/>
          <table:table-cell table:style-name="Default"/>
        </table:table-row>
        <table:table-row table:style-name="ro2">
          <table:table-cell table:style-name="Default" table:number-columns-repeated="3"/>
          <table:table-cell table:style-name="ce5"/>
          <table:table-cell table:style-name="Default"/>
        </table:table-row>
        <calcext:conditional-formats>
          <calcext:conditional-format calcext:target-range-address="Hoja1.D2:Hoja1.D32">
            <calcext:condition calcext:apply-style-name="Warning" calcext:value="&lt;7" calcext:base-cell-address="Hoja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17:45:39.14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9T17:00:40.983000000</meta:creation-date>
    <dc:date>2021-09-21T01:33:08.126000000</dc:date>
    <meta:editing-duration>PT8H26M20S</meta:editing-duration>
    <meta:editing-cycles>7</meta:editing-cycles>
    <meta:generator>LibreOffice/7.1.5.2$Windows_X86_64 LibreOffice_project/85f04e9f809797b8199d13c421bd8a2b025d52b5</meta:generator>
    <meta:document-statistic meta:table-count="1" meta:cell-count="140" meta:object-count="0"/>
  </office:meta>
</office:document-meta>
</file>